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64B0352D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2cm" svg:x="1.1cm" svg:y="1cm">
          <draw:image xlink:href="Pictures/100000000000006400000064B0352DE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21:46:32.438446766</meta:creation-date>
    <dc:date>2014-04-25T14:15:22.050885440</dc:date>
    <meta:editing-duration>PT16M29S</meta:editing-duration>
    <meta:editing-cycles>4</meta:editing-cycles>
    <meta:generator>LibreOffice/4.2.3.3$Linux_X86_64 LibreOffice_project/420m0$Build-3</meta:generator>
    <meta:print-date>2014-04-15T19:28:53.875800301</meta:print-date>
    <meta:document-statistic meta:object-count="1"/>
  </office:meta>
</office:document-meta>
</file>